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bfbfb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380" draw:master-page-name="Master1-Layout1-title-Title-Slide" presentation:presentation-page-layout-name="Master1-PPL1" draw:id="Slide-257">
        <draw:custom-shape svg:x="0.15789in" svg:y="0.88095in" svg:width="12.65789in" svg:height="6.53077in" draw:id="id63" draw:style-name="a385" draw:name="Rounded Rectangle 14">
          <svg:title/>
          <svg:desc/>
          <text:p text:style-name="a384" text:class-names="" text:cond-style-name=""><text:span text:style-name="a381" text:class-names="">Camille’s</text:span><text:span text:style-name="a382" text:class-names=""><text:s text:c="1"/>Computer</text:span><text:span text:style-name="a3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1944in" svg:y="0.05256in" svg:width="0.73684in" svg:height="0.69737in" draw:id="id64" draw:style-name="a388" draw:name="Smiley Face 1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svg:x="0.52632in" svg:y="1.64254in" svg:width="5.36842in" svg:height="5.28947in" draw:id="id65" draw:style-name="a392" draw:name="Rectangle 2">
          <svg:title/>
          <svg:desc/>
          <text:p text:style-name="a391" text:class-names="" text:cond-style-name=""><text:span text:style-name="a389" text:class-names="">Web Browser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2.15278in" svg:width="4.55373in" svg:height="4.37135in" draw:id="id66" draw:style-name="a398" draw:name="Rectangle 4">
          <svg:title/>
          <svg:desc/>
          <text:p text:style-name="a397" text:class-names="" text:cond-style-name=""><text:span text:style-name="a393" text:class-names="">Holochess</text:span><text:span text:style-name="a394" text:class-names=""><text:s text:c="1"/></text:span><text:span text:style-name="a395" text:class-names="">WebApp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076in" svg:y="3.91388in" svg:width="4.00532in" svg:height="0.62719in" draw:id="id67" draw:style-name="a403" draw:name="Rectangle 5">
          <svg:title/>
          <svg:desc/>
          <text:p text:style-name="a400" text:class-names="" text:cond-style-name=""><text:span text:style-name="a399" text:class-names="">Holochess.js</text:span></text:p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114in" svg:y="5.12143in" svg:width="3.97494in" svg:height="0.62857in" draw:id="id68" draw:style-name="a408" draw:name="Rectangle 6">
          <svg:title/>
          <svg:desc/>
          <text:p text:style-name="a405" text:class-names="" text:cond-style-name=""><text:span text:style-name="a404" text:class-names="">holo-bridge.js</text:span></text:p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19in" svg:y="1.64254in" svg:width="5.36842in" svg:height="5.28947in" draw:id="id69" draw:style-name="a415" draw:name="Rectangle 10">
          <svg:title/>
          <svg:desc/>
          <text:p text:style-name="a414" text:class-names="" text:cond-style-name=""><text:span text:style-name="a409" text:class-names="">Holochain</text:span><text:span text:style-name="a410" text:class-names=""><text:s text:c="1"/></text:span><text:span text:style-name="a411" text:class-names="">Bootstrap</text:span><text:span text:style-name="a412" text:class-names=""><text:s text:c="1"/>server</text:span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914in" svg:y="2.2829in" svg:width="4.51097in" svg:height="4.24123in" draw:id="id70" draw:style-name="a420" draw:name="Rectangle 11">
          <svg:title/>
          <svg:desc/>
          <text:p text:style-name="a419" text:class-names="" text:cond-style-name=""><text:span text:style-name="a416" text:class-names="">HolochessZome</text:span><text:span text:style-name="a417" text:class-names=""><text:s text:c="1"/>VM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208in" svg:y="3.0747in" svg:width="3.72508in" svg:height="1.03509in" draw:id="id71" draw:style-name="a425" draw:name="Rectangle 15">
          <svg:title/>
          <svg:desc/>
          <text:p text:style-name="a422" text:class-names="" text:cond-style-name=""><text:span text:style-name="a421" text:class-names="">HolochessZome.js</text:span></text:p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8158in" svg:y="3.16009in" svg:width="1.74561in" svg:height="0.53436in" draw:id="id72" draw:style-name="a429" draw:name="Left Arrow 17">
          <svg:title/>
          <svg:desc/>
          <text:p text:style-name="a428" text:class-names="" text:cond-style-name=""><text:span text:style-name="a426" text:class-names="">serves</text:span><text:span text:style-name="a427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3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69886in" svg:y="0.04013in" svg:width="1.5935in" svg:height="0.6965in" draw:id="id73" draw:style-name="a433" draw:name="Cloud 19">
          <svg:title/>
          <svg:desc/>
          <text:p text:style-name="a432" text:class-names="" text:cond-style-name=""><text:span text:style-name="a430" text:class-names="">internet</text:span><text:span text:style-name="a431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width="1.5099in" svg:height="0.4047in" draw:id="id74" draw:style-name="a436" draw:transform="translate(-0.75495in -0.20235in) rotate(-5.6195) translate(11.33728in 1.18576in)" draw:name="Left-Right Arrow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svg:x="1.08866in" svg:y="2.69956in" svg:width="3.99741in" svg:height="0.64912in" draw:id="id75" draw:style-name="a441" draw:name="Rectangle 21">
          <svg:title/>
          <svg:desc/>
          <text:p text:style-name="a438" text:class-names="" text:cond-style-name=""><text:span text:style-name="a437" text:class-names="">Index.html</text:span></text:p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222in" svg:y="3.36849in" svg:width="0.29167in" svg:height="0.5315in" draw:id="id76" draw:style-name="a444" draw:name="Down Arrow 22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7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47222in" svg:y="4.5655in" svg:width="0.29167in" svg:height="0.5315in" draw:id="id77" draw:style-name="a447" draw:name="Down Arrow 23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7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3.34071in" svg:width="0.26389in" svg:height="0.5315in" draw:id="id78" draw:style-name="a450" draw:name="Up Arrow 24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53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4.53772in" svg:width="0.26389in" svg:height="0.5315in" draw:id="id79" draw:style-name="a453" draw:name="Up Arrow 25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53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0" draw:style-name="a457" draw:name="TextBox 26" svg:x="3.57124in" svg:y="0.20365in" svg:width="0.95928in" svg:height="0.40391in">
          <draw:text-box>
            <text:p text:style-name="a456" text:class-names="" text:cond-style-name=""><text:span text:style-name="a454" text:class-names="">Camille</text:span><text:span text:style-name="a455" text:class-names=""/></text:p>
          </draw:text-box>
          <svg:title/>
          <svg:desc/>
        </draw:frame>
        <draw:custom-shape svg:x="3.00731in" svg:y="0.83557in" svg:width="0.34722in" svg:height="1.81861in" draw:id="id81" draw:style-name="a460" draw:name="Up-Down Arrow 27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5.14456in" svg:y="5.49058in" svg:width="2.51827in" svg:height="0.25942in" draw:id="id82" draw:style-name="a464" draw:name="Right Arrow 29">
          <svg:title/>
          <svg:desc/>
          <text:p text:style-name="a463" text:class-names="" text:cond-style-name=""><text:span text:style-name="a461" text:class-names="">ajax</text:span><text:span text:style-name="a46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8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51827in" svg:height="0.25942in" draw:id="id83" draw:style-name="a467" draw:transform="translate(-1.25913in -0.12971in) rotate(-3.14159) translate(6.37152in 5.32172in)" draw:name="Right Arrow 30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8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3" draw:style-name="a468" draw:master-page-name="Master1-Layout1-title-Title-Slide" presentation:presentation-page-layout-name="Master1-PPL1" draw:id="Slide-258">
        <draw:custom-shape svg:x="0.52631in" svg:y="0.26389in" svg:width="12.36257in" svg:height="6.4598in" draw:id="id84" draw:style-name="a472" draw:name="Rectangle 2">
          <svg:title/>
          <svg:desc/>
          <text:p text:style-name="a471" text:class-names="" text:cond-style-name=""><text:span text:style-name="a469" text:class-names="">Web Browser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1in" svg:width="11.58882in" svg:height="5.31579in" draw:id="id85" draw:style-name="a478" draw:name="Rectangle 4">
          <svg:title/>
          <svg:desc/>
          <text:p text:style-name="a477" text:class-names="" text:cond-style-name=""><text:span text:style-name="a473" text:class-names="">Holochess</text:span><text:span text:style-name="a474" text:class-names=""><text:s text:c="1"/></text:span><text:span text:style-name="a475" text:class-names="">WebApp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3.19735in" svg:width="11.00856in" svg:height="0.50948in" draw:id="id86" draw:style-name="a483" draw:name="Rectangle 5">
          <svg:title/>
          <svg:desc/>
          <text:p text:style-name="a480" text:class-names="" text:cond-style-name=""><text:span text:style-name="a479" text:class-names="">Holochess.js</text:span></text:p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77in" svg:y="4.54603in" svg:width="3.72508in" svg:height="1.03509in" draw:id="id87" draw:style-name="a488" draw:name="Rectangle 6">
          <svg:title/>
          <svg:desc/>
          <text:p text:style-name="a485" text:class-names="" text:cond-style-name=""><text:span text:style-name="a484" text:class-names="">Holo-bridge.js</text:span></text:p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5486in" svg:y="4.54603in" svg:width="1.818in" svg:height="0.77778in" draw:id="id88" draw:style-name="a492" draw:name="Rectangle 3">
          <svg:title/>
          <svg:desc/>
          <text:p text:style-name="a491" text:class-names="" text:cond-style-name=""><text:span text:style-name="a489" text:class-names="">Chess.js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195in" svg:y="4.54603in" svg:width="1.74062in" svg:height="0.66516in" draw:id="id89" draw:style-name="a496" draw:name="Rectangle 20">
          <svg:title/>
          <svg:desc/>
          <text:p text:style-name="a495" text:class-names="" text:cond-style-name=""><text:span text:style-name="a493" text:class-names="">Chessboard.js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1.69883in" svg:width="10.98608in" svg:height="0.89693in" draw:id="id90" draw:style-name="a501" draw:name="Rectangle 22">
          <svg:title/>
          <svg:desc/>
          <text:p text:style-name="a498" text:class-names="" text:cond-style-name=""><text:span text:style-name="a497" text:class-names="">Index.html</text:span></text:p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1.89511in" svg:width="2.97076in" svg:height="0.44588in" draw:id="id91" draw:style-name="a506" draw:name="Rectangle 21">
          <svg:title/>
          <svg:desc/>
          <text:p text:style-name="a505" text:class-names="" text:cond-style-name=""><text:span text:style-name="a502" text:class-names="">Bootstrap</text:span><text:span text:style-name="a503" text:class-names=""><text:s text:c="1"/>twitter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3.7953in" svg:width="0.42106in" svg:height="0.73611in" draw:id="id92" draw:style-name="a509" draw:name="Up-Down Arrow 7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6.28654in" svg:y="3.80992in" svg:width="0.42106in" svg:height="0.73611in" draw:id="id93" draw:style-name="a512" draw:name="Up-Down Arrow 23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9.25333in" svg:y="3.78941in" svg:width="0.42106in" svg:height="0.73611in" draw:id="id94" draw:style-name="a515" draw:name="Up-Down Arrow 2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5.75195in" svg:y="2.55849in" svg:width="0.42106in" svg:height="0.63886in" draw:id="id95" draw:style-name="a518" draw:name="Up-Down Arrow 25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dd</meta:initial-creator>
    <dc:creator>ddd</dc:creator>
    <meta:creation-date>2018-03-05T01:10:09Z</meta:creation-date>
    <dc:date>2018-03-05T01:47:16Z</dc:date>
    <meta:editing-cycles>4</meta:editing-cycles>
    <meta:editing-duration>PT2227S</meta:editing-duration>
    <meta:document-statistic meta:paragraph-count="21" meta:word-count="30"/>
  </office:meta>
</office:document-meta>
</file>